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 style:list-style-name="L8">
      <style:paragraph-properties fo:margin-top="0in" fo:margin-bottom="0in" style:contextual-spacing="false"/>
      <style:text-properties fo:font-weight="bold" officeooo:paragraph-rsid="000ab5f4" style:font-weight-asian="bold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8">
      <style:paragraph-properties fo:margin-top="0in" fo:margin-bottom="0in" style:contextual-spacing="false"/>
      <style:text-properties officeooo:paragraph-rsid="000ab5f4"/>
    </style:style>
    <style:style style:name="P17" style:family="paragraph" style:parent-style-name="Text_20_body" style:list-style-name="L8">
      <style:paragraph-properties fo:margin-top="0in" fo:margin-bottom="0in" style:contextual-spacing="false"/>
      <style:text-properties fo:font-weight="bold" officeooo:paragraph-rsid="000ab5f4" style:font-weight-asian="bold" style:font-weight-complex="bold"/>
    </style:style>
    <style:style style:name="P18" style:family="paragraph" style:parent-style-name="Text_20_body" style:list-style-name="L10"/>
    <style:style style:name="P19" style:family="paragraph" style:parent-style-name="Text_20_body" style:list-style-name="L10">
      <style:paragraph-properties fo:margin-top="0in" fo:margin-bottom="0in" style:contextual-spacing="false"/>
    </style:style>
    <style:style style:name="T1" style:family="text">
      <style:text-properties officeooo:rsid="000ab5f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Slide 1: Úvod</text:span></text:h>
      <text:p text:style-name="Text_20_body">„Dobrý deň, volám sa Maroš Kocúr a rád by som vám predstavil svoju prácu na tému autentifikácie emócií operátora na základe výrazu tváre. Cieľom tejto prezentácie je vysvetliť dôležitosť tejto problematiky, metodiku riešenia, použité nástroje a dosiahnuté výsledky.“</text:p>
      <text:p text:style-name="Horizontal_20_Line"/>
      <text:h text:style-name="Heading_20_3" text:outline-level="3"><text:span text:style-name="Strong_20_Emphasis">Slide 2: Úlohy práce</text:span></text:h>
      <text:p text:style-name="Text_20_body">„Moja práca sa skladá z niekoľkých hlavných úloh:</text:p>
      <text:list text:style-name="L1">
        <text:list-item>
          <text:p text:style-name="P3">Analýza existujúcich metód rozpoznávania emócií.</text:p>
        </text:list-item>
        <text:list-item>
          <text:p text:style-name="P3">Štúdium biometrických modelov tváre a metód detekcie.</text:p>
        </text:list-item>
        <text:list-item>
          <text:p text:style-name="P3">Návrh a implementácia systému na identifikáciu emócií.</text:p>
        </text:list-item>
        <text:list-item>
          <text:p text:style-name="P3">Testovanie a validácia na simulovaných aj reálnych dátach.</text:p>
        </text:list-item>
        <text:list-item>
          <text:p text:style-name="P3">Vytvorenie ROS2 balíka pre nasadenie systému.</text:p>
        </text:list-item>
        <text:list-item>
          <text:p text:style-name="P2">Vyhodnotenie experimentov a dosiahnutých výsledkov.“</text:p>
        </text:list-item>
      </text:list>
      <text:p text:style-name="Horizontal_20_Line"/>
      <text:h text:style-name="Heading_20_3" text:outline-level="3"><text:span text:style-name="Strong_20_Emphasis">Slide 3: Dôležitosť rozpoznávania emócií</text:span></text:h>
      <text:p text:style-name="Text_20_body">„Rozpoznávanie emócií zohráva kľúčovú úlohu v interakcii človek-stroj. Môže zlepšiť robotickú asistenciu, zvýšiť bezpečnosť v priemyselných aplikáciách a pomôcť v zdravotníctve, napríklad pri monitorovaní psychického stavu pacientov. Preto som sa rozhodol vytvoriť systém, ktorý dokáže identifikovať emócie operátora pomocou kamery a strojového učenia.“</text:p>
      <text:p text:style-name="Horizontal_20_Line"/>
      <text:h text:style-name="Heading_20_3" text:outline-level="3"><text:span text:style-name="Strong_20_Emphasis">Slide 4: Teoretické základy</text:span></text:h>
      <text:p text:style-name="Text_20_body">„Pri rozpoznávaní emócií sa opierame o teóriu Paula Ekmana, ktorý identifikoval šesť univerzálnych emócií: šťastie, smútok, hnev, strach, prekvapenie a znechutenie.<text:line-break/>Používajú sa dve hlavné metódy analýzy:</text:p>
      <text:list text:style-name="L2">
        <text:list-item>
          <text:p text:style-name="P5"><text:span text:style-name="Strong_20_Emphasis">Tradičné metódy</text:span> ako geometrické črty a textúrové vlastnosti.</text:p>
        </text:list-item>
        <text:list-item>
          <text:p text:style-name="P4"><text:span text:style-name="Strong_20_Emphasis">Moderné metódy</text:span> založené na konvolučných neurónových sieťach (CNN) a hlbokom učení, ktoré ponúkajú vyššiu presnosť a automatizáciu.“</text:p>
        </text:list-item>
      </text:list>
      <text:p text:style-name="Text_20_body"><text:span text:style-name="Strong_20_Emphasis">Obrázok:</text:span> Príklad rozpoznávania nálad.</text:p>
      <text:p text:style-name="Horizontal_20_Line"/>
      <text:h text:style-name="Heading_20_3" text:outline-level="3"><text:span text:style-name="Strong_20_Emphasis">Slide 5: Metodika riešenia</text:span></text:h>
      <text:p text:style-name="Text_20_body">„Systém na rozpoznávanie emócií je založený na niekoľkých krokoch:</text:p>
      <text:list text:style-name="L3">
        <text:list-item>
          <text:p text:style-name="P7"><text:span text:style-name="Strong_20_Emphasis">Detekcia tváre</text:span> pomocou OpenCV (Haar Cascade, SSD).</text:p>
        </text:list-item>
        <text:list-item>
          <text:p text:style-name="P7"><text:span text:style-name="Strong_20_Emphasis">Extrakcia príznakov</text:span> cez CNN modely ako VGG, ResNet a ResEmoNet.</text:p>
        </text:list-item>
        <text:list-item>
          <text:p text:style-name="P7"><text:span text:style-name="Strong_20_Emphasis">Klasifikácia emócií</text:span> pomocou Softmax, SVM alebo kNN algoritmov.</text:p>
        </text:list-item>
        <text:list-item>
          <text:p text:style-name="P6"><text:span text:style-name="Strong_20_Emphasis">Použitie datasetov</text:span> ako FER2013 a RAF-DB na tréning a validáciu.“</text:p>
        </text:list-item>
      </text:list>
      <text:p text:style-name="Horizontal_20_Line"/>
      <text:h text:style-name="Heading_20_3" text:outline-level="3"><text:soft-page-break/><text:span text:style-name="Strong_20_Emphasis">Slide 6: Použité nástroje a ich prepojenie</text:span></text:h>
      <text:p text:style-name="Text_20_body">„Pri vývoji som využil viacero nástrojov:</text:p>
      <text:list text:style-name="L4">
        <text:list-item>
          <text:p text:style-name="P9"><text:span text:style-name="Strong_20_Emphasis">Docker</text:span> na vytvorenie izolovaného prostredia s Python 3.9.</text:p>
        </text:list-item>
        <text:list-item>
          <text:p text:style-name="P9"><text:span text:style-name="Strong_20_Emphasis">Tréning modelov</text:span> prebiehal na VGG, ResNet a ResEmoNet.</text:p>
        </text:list-item>
        <text:list-item>
          <text:p text:style-name="P9"><text:span text:style-name="Strong_20_Emphasis">Validácia dát</text:span> prebiehala na kamere XIMEA.</text:p>
        </text:list-item>
        <text:list-item>
          <text:p text:style-name="P9"><text:span text:style-name="Strong_20_Emphasis">Detekcia tvárí</text:span> bola zabezpečená modelom SGG res10_300x300_ssd_iter_140000.caffemodel.</text:p>
        </text:list-item>
        <text:list-item>
          <text:p text:style-name="P8"><text:span text:style-name="Strong_20_Emphasis">ChatGPT</text:span> bol použitý na asistenciu pri vývoji.“</text:p>
        </text:list-item>
      </text:list>
      <text:p text:style-name="Horizontal_20_Line"/>
      <text:h text:style-name="Heading_20_3" text:outline-level="3"><text:span text:style-name="Strong_20_Emphasis">Slide 7: Prepojenie systému</text:span></text:h>
      <text:p text:style-name="Text_20_body">„Celý systém je navrhnutý tak, aby efektívne prepojil všetky komponenty:</text:p>
      <text:list text:style-name="L5">
        <text:list-item>
          <text:p text:style-name="P11"><text:span text:style-name="Strong_20_Emphasis">Trénované modely</text:span> bežia v Dockeri.</text:p>
        </text:list-item>
        <text:list-item>
          <text:p text:style-name="P11"><text:span text:style-name="Strong_20_Emphasis">Kamera XIMEA</text:span> zabezpečuje snímanie obrazu v reálnom čase.</text:p>
        </text:list-item>
        <text:list-item>
          <text:p text:style-name="P11"><text:span text:style-name="Strong_20_Emphasis">Caffe model</text:span> deteguje tváre v obraze.</text:p>
        </text:list-item>
        <text:list-item>
          <text:p text:style-name="P10"><text:span text:style-name="Strong_20_Emphasis">CNN modely</text:span> klasifikujú emócie operátora na základe výrazu tváre.“</text:p>
        </text:list-item>
      </text:list>
      <text:p text:style-name="Horizontal_20_Line"/>
      <text:h text:style-name="Heading_20_3" text:outline-level="3"><text:span text:style-name="Strong_20_Emphasis">Slide 8: ResEmoteNet</text:span></text:h>
      <text:p text:style-name="Text_20_body">„Pre klasifikáciu emócií som použil model <text:span text:style-name="Strong_20_Emphasis">ResEmoteNet</text:span>, ktorý je optimalizovaný na zníženie strát a zvýšenie presnosti rozpoznávania. Tento model využíva hlboké neurónové siete na extrakciu emócií s vysokou presnosťou.“</text:p>
      <text:list xml:id="list3608312805" text:style-name="L8">
        <text:list-item>
          <text:p text:style-name="P16">Model prijíma vstupný obraz <text:span text:style-name="Strong_20_Emphasis">rozmerov 224×224 pixelov</text:span>.</text:p>
        </text:list-item>
        <text:list-item>
          <text:p text:style-name="P16">-Použitá architektúra vychádza z <text:span text:style-name="Strong_20_Emphasis">ResNet-50</text:span>, kde sú základom <text:span text:style-name="Strong_20_Emphasis">reziduálne bloky</text:span>, ktoré umožňujú hlbším modelom efektívne sa učiť.</text:p>
          <text:list>
            <text:list-item>
              <text:list>
                <text:list-item>
                  <text:list>
                    <text:list-item>
                      <text:h text:style-name="P1" text:outline-level="4"><text:span text:style-name="Strong_20_Emphasis">Výhody ResEmoteNet oproti tradičným modelom</text:span></text:h>
                    </text:list-item>
                  </text:list>
                </text:list-item>
              </text:list>
            </text:list-item>
          </text:list>
        </text:list-item>
      </text:list>
      <text:list text:style-name="L10">
        <text:list-item>
          <text:p text:style-name="P19"><text:span text:style-name="Strong_20_Emphasis">Zvýšená presnosť</text:span> oproti jednoduchým CNN modelom vďaka reziduálnym blokom.</text:p>
        </text:list-item>
        <text:list-item>
          <text:p text:style-name="P19"><text:span text:style-name="Strong_20_Emphasis">Lepšie generalizovanie</text:span> modelu na rôzne datasetové podmienky.</text:p>
        </text:list-item>
        <text:list-item>
          <text:p text:style-name="P18"><text:span text:style-name="Strong_20_Emphasis">Nižšia strata pri trénovaní</text:span> – lepšie zvláda komplexné variácie tvárových výrazov.</text:p>
        </text:list-item>
      </text:list>
      <text:list text:continue-list="list3608312805" text:style-name="L8">
        <text:list-item>
          <text:p text:style-name="P17">Squeeze-and-Excitation (SE) Block je mechanizmus adaptívneho zdôraznenia kanálov v konvolučných neurónových sieťach. Táto vrstva pridáva váhovanie kanálov na základe ich dôležitosti, čím umožňuje modelu lepšie pochopiť kontext a zvýšiť reprezentatívnosť dôležitých častí obrazu.</text:p>
        </text:list-item>
      </text:list>
      <text:p text:style-name="Text_20_body"><text:span text:style-name="Strong_20_Emphasis">Obrázok:</text:span> Štruktúra siete ResEmoteNet.</text:p>
      <text:p text:style-name="Horizontal_20_Line"/>
      <text:h text:style-name="Heading_20_3" text:outline-level="3"><text:span text:style-name="Strong_20_Emphasis">Slide 9: Experimenty a výsledky</text:span></text:h>
      <text:p text:style-name="Text_20_body">„Model bol testovaný na validačných dátach aj na reálnych snímkach z kamery. Dosiahol presnosť nad 80 %, pričom na datasetoch ako RAF-DB bol vyhodnotený cez <text:span text:style-name="Strong_20_Emphasis">confusion matrix</text:span>.“</text:p>
      <text:p text:style-name="Horizontal_20_Line"/>
      <text:h text:style-name="Heading_20_3" text:outline-level="3"><text:soft-page-break/><text:span text:style-name="Strong_20_Emphasis">Slide 10: Experimenty a vizualizácia výsledkov</text:span></text:h>
      <text:p text:style-name="Text_20_body">„Testovanie prebiehalo na dátach z datasetu RAF-DB aj v reálnom čase. Výsledky klasifikácie emócií zahŕňali kategórie ako <text:span text:style-name="Strong_20_Emphasis">neutralita, strach, znechutenie a prekvapenie</text:span>, čo je znázornené na obrázkoch.“</text:p>
      <text:p text:style-name="Text_20_body"><text:span text:style-name="Strong_20_Emphasis">Obrázok:</text:span> Príklady klasifikovaných emócií.</text:p>
      <text:p text:style-name="Horizontal_20_Line"/>
      <text:h text:style-name="Heading_20_3" text:outline-level="3"><text:span text:style-name="Strong_20_Emphasis">Slide 11: Zhrnutie a plán na budúci semester</text:span></text:h>
      <text:p text:style-name="Text_20_body">„Dosiahnuté výsledky:</text:p>
      <text:list text:style-name="L6">
        <text:list-item>
          <text:p text:style-name="P13">Model s presnosťou nad 80 %.</text:p>
        </text:list-item>
        <text:list-item>
          <text:p text:style-name="P13">Implementácia v OpenCV a TensorFlow.</text:p>
        </text:list-item>
        <text:list-item>
          <text:p text:style-name="P12">Prvé testy v ROS2.</text:p>
        </text:list-item>
      </text:list>
      <text:p text:style-name="Text_20_body">Plán na ďalší semester:</text:p>
      <text:list text:style-name="L7">
        <text:list-item>
          <text:p text:style-name="P15"><text:span text:style-name="Strong_20_Emphasis">Zlepšenie presnosti modelu</text:span> pomocou rozšírenia datasetu.</text:p>
        </text:list-item>
        <text:list-item>
          <text:p text:style-name="P15"><text:span text:style-name="Strong_20_Emphasis">Testovanie v reálnom prostredí</text:span> a integrácia do ROS2.</text:p>
        </text:list-item>
        <text:list-item>
          <text:p text:style-name="P14"><text:span text:style-name="Strong_20_Emphasis">Optimalizácia modelu</text:span> pre embedded systémy.“</text:p>
        </text:list-item>
      </text:list>
      <text:p text:style-name="Horizontal_20_Line"/>
      <text:h text:style-name="Heading_20_3" text:outline-level="3"><text:span text:style-name="Strong_20_Emphasis">Slide 12: Poďakovanie</text:span></text:h>
      <text:p text:style-name="Text_20_body">„Ďakujem za pozornosť. Ak máte akékoľvek otázky, rád na ne odpoviem.“</text:p>
      <text:p text:style-name="Horizontal_20_Line"/>
      <text:h text:style-name="Heading_20_3" text:outline-level="3"><text:span text:style-name="Strong_20_Emphasis">Slide 13: Zoznam použitej literatúry</text:span></text:h>
      <text:p text:style-name="Text_20_body">„Použitá literatúra obsahuje vedecké články o rozpoznávaní emócií a hlbokých neurónových sieťach, najmä o modeli ResEmoteNet.“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16:17:32.637510051</meta:creation-date>
    <dc:date>2025-02-08T17:30:33.880526795</dc:date>
    <meta:editing-duration>PT1H1M19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3" meta:paragraph-count="64" meta:word-count="648" meta:character-count="4598" meta:non-whitespace-character-count="4047"/>
  </office:meta>
</office:document-meta>
</file>